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STILLA APOLAYA, AMELIA ELS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HINCH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STILLA APOLAYA, AMELIA ELS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186107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9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3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00:07:0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